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periments with Docker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 text:style-name="P1">Clustering Docker Servi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Building Application Container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Dockerfile defines application</text:p>
                <text:list>
                  <text:list-item>
                    <text:p>What to install (requirements.txt)</text:p>
                  </text:list-item>
                  <text:list-item>
                    <text:p>What to run (app.py)</text:p>
                  </text:list-item>
                </text:list>
              </text:list-item>
              <text:list-item>
                <text:p>Check ./application folder for content</text:p>
              </text:list-item>
              <text:list-item>
                <text:p>Build application from ./application</text:p>
                <text:list>
                  <text:list-item>
                    <text:p>sudo docker build -t &lt;application name&gt;</text:p>
                  </text:list-item>
                </text:list>
              </text:list-item>
              <text:list-item>
                <text:p>Check Local Images</text:p>
                <text:list>
                  <text:list-item>
                    <text:p>docker images</text:p>
                  </text:list-item>
                </text:list>
              </text:list-item>
              <text:list-item>
                <text:p>Note, this image cannot be executed yet</text:p>
                <text:list>
                  <text:list-item>
                    <text:p>Volume to be created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eate Volume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Read Docker volume theory here</text:p>
                <text:list>
                  <text:list-item>
                    <text:p><text:a xlink:href="https://docs.docker.com/engine/admin/volumes/volumes/" xlink:type="simple">https://docs.docker.com/engine/admin/volumes/volumes/</text:a></text:p>
                  </text:list-item>
                </text:list>
              </text:list-item>
              <text:list-item>
                <text:p>Create Volume</text:p>
                <text:list>
                  <text:list-item>
                    <text:p>docker volume create my-vol</text:p>
                  </text:list-item>
                </text:list>
              </text:list-item>
              <text:list-item>
                <text:p>List Volumes</text:p>
                <text:list>
                  <text:list-item>
                    <text:p>docker volume ls</text:p>
                  </text:list-item>
                </text:list>
              </text:list-item>
              <text:list-item>
                <text:p>Inspect Volume</text:p>
                <text:list>
                  <text:list-item>
                    <text:p>docker volume inspect my-vol</text:p>
                  </text:list-item>
                  <text:list-item>
                    <text:p>Find path in “Mountpoint”</text:p>
                  </text:list-item>
                </text:list>
              </text:list-item>
              <text:list-item>
                <text:p>Copy ./application/servicename.txt to “Mountpoint” lo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unning Standalone Applicatio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py ./application/servicename.txt</text:p>
                <text:list>
                  <text:list-item>
                    <text:p>To Mountpoint path from created volume</text:p>
                  </text:list-item>
                  <text:list-item>
                    <text:p>This file will be available at /mnt/servicename.txt in container </text:p>
                  </text:list-item>
                </text:list>
              </text:list-item>
              <text:list-item>
                <text:p>Command to start application</text:p>
                <text:list>
                  <text:list-item>
                    <text:p>docker run -d -p 4000:80 --mount source=my-vol,target=/mnt friendlyhello servicename.txt 80</text:p>
                  </text:list-item>
                </text:list>
              </text:list-item>
              <text:list-item>
                <text:p>Parameter explanations</text:p>
                <text:list>
                  <text:list-item>
                    <text:p><text:span text:style-name="T1">run</text:span> starts application container</text:p>
                  </text:list-item>
                  <text:list-item>
                    <text:p><text:span text:style-name="T1">-d</text:span> demonizes application</text:p>
                  </text:list-item>
                  <text:list-item>
                    <text:p><text:span text:style-name="T1">-p</text:span> maps ports: &lt;user port&gt;:&lt;container port&gt;</text:p>
                    <text:list>
                      <text:list-item>
                        <text:p>Find container port 80 defined as exported port in Dockerfile</text:p>
                      </text:list-item>
                      <text:list-item>
                        <text:p>Application will be accessible at port 4000</text:p>
                      </text:list-item>
                    </text:list>
                  </text:list-item>
                  <text:list-item>
                    <text:p><text:span text:style-name="T1">--mount</text:span> mounts docker volume to a container’s mount point</text:p>
                    <text:list>
                      <text:list-item>
                        <text:p>Find /mnt export point defined in Dockerfile</text:p>
                      </text:list-item>
                      <text:list-item>
                        <text:p>Docker application will reference content in source volume by /mnt</text:p>
                      </text:list-item>
                    </text:list>
                  </text:list-item>
                </text:list>
              </text:list-item>
              <text:list-item>
                <text:p>Access application</text:p>
                <text:list>
                  <text:list-item>
                    <text:p><text:a xlink:href="http://localhost:4000/" xlink:type="simple">http://localhost:4000</text:a> in browser</text:p>
                  </text:list-item>
                  <text:list-item>
                    <text:p>curl <text:a xlink:href="http://localhost:4000/" xlink:type="simple">http://localhost:4000</text:a></text:p>
                  </text:list-item>
                </text:list>
              </text:list-item>
              <text:list-item>
                <text:p>Stopping application</text:p>
                <text:list>
                  <text:list-item>
                    <text:p>Find container ID: docker container ls</text:p>
                  </text:list-item>
                  <text:list-item>
                    <text:p>Stop application: docker container stop &lt;container ID&gt; <text:s text:c="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1T21:40:48.683486965</meta:creation-date>
    <meta:editing-duration>P0D</meta:editing-duration>
    <meta:editing-cycles>1</meta:editing-cycles>
    <meta:generator>LibreOffice/5.3.6.1$Linux_X86_64 LibreOffice_project/30$Build-1</meta:generator>
    <dc:title>Bright Blue</dc:title>
    <meta:document-statistic meta:object-count="38"/>
  </office:meta>
</office:document-meta>
</file>